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fo:font-weight="bold" officeooo:rsid="001eb673" officeooo:paragraph-rsid="001eb67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none" fo:font-weight="normal" officeooo:rsid="001eb673" officeooo:paragraph-rsid="001eb67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b673" officeooo:paragraph-rsid="001eb67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eb673"/>
    </style:style>
    <style:style style:name="P5" style:family="paragraph" style:parent-style-name="Standard">
      <style:paragraph-properties fo:text-align="start" style:justify-single-word="false"/>
      <style:text-properties officeooo:paragraph-rsid="001ece6d"/>
    </style:style>
    <style:style style:name="P6" style:family="paragraph" style:parent-style-name="Standard">
      <style:paragraph-properties fo:text-align="start" style:justify-single-word="false"/>
      <style:text-properties officeooo:rsid="001ece6d" officeooo:paragraph-rsid="001ece6d"/>
    </style:style>
    <style:style style:name="P7" style:family="paragraph" style:parent-style-name="Standard">
      <style:paragraph-properties fo:text-align="start" style:justify-single-word="false"/>
      <style:text-properties officeooo:rsid="0022ff8f" officeooo:paragraph-rsid="0022ff8f"/>
    </style:style>
    <style:style style:name="P8" style:family="paragraph" style:parent-style-name="Standard">
      <style:paragraph-properties fo:text-align="start" style:justify-single-word="false"/>
      <style:text-properties officeooo:rsid="00238200" officeooo:paragraph-rsid="00238200"/>
    </style:style>
    <style:style style:name="P9" style:family="paragraph" style:parent-style-name="Standard">
      <style:paragraph-properties fo:text-align="start" style:justify-single-word="false"/>
      <style:text-properties officeooo:rsid="0024a77d" officeooo:paragraph-rsid="0024a77d"/>
    </style:style>
    <style:style style:name="P10" style:family="paragraph" style:parent-style-name="Standard">
      <style:paragraph-properties fo:text-align="start" style:justify-single-word="false"/>
      <style:text-properties officeooo:rsid="0024c51f" officeooo:paragraph-rsid="0024c51f"/>
    </style:style>
    <style:style style:name="P11" style:family="paragraph" style:parent-style-name="Standard">
      <style:paragraph-properties fo:text-align="start" style:justify-single-word="false"/>
      <style:text-properties officeooo:rsid="00264aee" officeooo:paragraph-rsid="00264aee"/>
    </style:style>
    <style:style style:name="P12" style:family="paragraph" style:parent-style-name="Table_20_Contents">
      <style:paragraph-properties fo:text-align="start" style:justify-single-word="false"/>
      <style:text-properties officeooo:rsid="00204965" officeooo:paragraph-rsid="00204965"/>
    </style:style>
    <style:style style:name="P13" style:family="paragraph" style:parent-style-name="Table_20_Contents">
      <style:paragraph-properties fo:text-align="start" style:justify-single-word="false"/>
      <style:text-properties officeooo:rsid="00220ee8" officeooo:paragraph-rsid="00220ee8"/>
    </style:style>
    <style:style style:name="T1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text-underline-style="none" fo:font-weight="normal" officeooo:rsid="001ece6d" style:font-size-asian="10.5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style:text-underline-style="none" fo:font-weight="normal" officeooo:rsid="001f98a1" style:font-size-asian="10.5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style:text-underline-style="none" fo:font-weight="normal" officeooo:rsid="00204965" style:font-size-asian="10.5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style:text-underline-style="none" fo:font-weight="normal" officeooo:rsid="0022ff8f" style:font-size-asian="10.5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style:text-underline-style="none" fo:font-weight="normal" officeooo:rsid="00238200" style:font-size-asian="10.5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style:text-underline-style="none" fo:font-weight="normal" officeooo:rsid="0024c51f" style:font-size-asian="10.5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style:text-underline-style="none" fo:font-weight="normal" officeooo:rsid="00264aee" style:font-size-asian="10.5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style="italic" style:text-underline-style="none" fo:font-weight="normal" officeooo:rsid="001ece6d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</text:p>
      <text:p text:style-name="P2">Mael PEROT 22113572</text:p>
      <text:p text:style-name="P2"/>
      <text:p text:style-name="P3">Ex1 :</text:p>
      <text:p text:style-name="P3">3)</text:p>
      <text:p text:style-name="P3"><text:tab/>a) Le dernier emplacement a l’idReleve 977.</text:p>
      <text:p text:style-name="P4"><text:span text:style-name="T2"><text:tab/>b) </text:span><text:span text:style-name="T9">codePostal</text:span><text:span text:style-name="T2"> est une </text:span><text:span text:style-name="T3">chaine</text:span><text:span text:style-name="T2"> de 5 caracteres et </text:span><text:span text:style-name="T9">nom</text:span><text:span text:style-name="T2"> est une chaine de caractere de taille maximum 50. Le code postal doit forcement avoir 5 chiffres donc on force la taille de l’element. En revanche le nom n’a pas de taille fixe donc on donne seulement une longueur maximum.</text:span></text:p>
      <text:p text:style-name="P6"><text:span text:style-name="T1"><text:tab/>c) </text:span><text:span text:style-name="T3">Observation est une chaine de caracteres de taille maximum 100.</text:span></text:p>
      <text:p text:style-name="P5"><text:span text:style-name="T3"><text:tab/></text:span><text:span text:style-name="T4">d) Ces cles sont auto-increment car elles ont une signification que dans la table et donc on peut leur donner une valeur arbitraire unique. En mettant auto-increment on gagne ainsi la propriete id_de_cle ≤ nombre_de_cle.</text:span></text:p>
      <text:p text:style-name="P5"><text:span text:style-name="T4"><text:tab/>e) numDept est de type chaine de cara</text:span><text:span text:style-name="T6">c</text:span><text:span text:style-name="T4">tere </text:span><text:span text:style-name="T5">car certains numero contiennent des lettres (ex : 2B)</text:span><text:span text:style-name="T4">.</text:span></text:p>
      <text:p text:style-name="P5"><text:span text:style-name="T4"><text:tab/>f) </text:span></text:p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12">Commune</text:p>
          </table:table-cell>
          <table:table-cell table:style-name="Tableau1.A1" office:value-type="string">
            <text:p text:style-name="P12">Departement</text:p>
          </table:table-cell>
          <table:table-cell table:style-name="Tableau1.A1" office:value-type="string">
            <text:p text:style-name="P12">Personnes</text:p>
          </table:table-cell>
          <table:table-cell table:style-name="Tableau1.A1" office:value-type="string">
            <text:p text:style-name="P12">Releve</text:p>
          </table:table-cell>
          <table:table-cell table:style-name="Tableau1.A1" office:value-type="string">
            <text:p text:style-name="P13">Region</text:p>
          </table:table-cell>
          <table:table-cell table:style-name="Tableau1.F1" office:value-type="string">
            <text:p text:style-name="P12">Station meteo</text:p>
          </table:table-cell>
        </table:table-row>
        <table:table-row>
          <table:table-cell table:style-name="Tableau1.A2" office:value-type="string">
            <text:p text:style-name="P12">14</text:p>
          </table:table-cell>
          <table:table-cell table:style-name="Tableau1.A2" office:value-type="string">
            <text:p text:style-name="P12">96</text:p>
          </table:table-cell>
          <table:table-cell table:style-name="Tableau1.A2" office:value-type="string">
            <text:p text:style-name="P12">6</text:p>
          </table:table-cell>
          <table:table-cell table:style-name="Tableau1.A2" office:value-type="string">
            <text:p text:style-name="P13">947</text:p>
          </table:table-cell>
          <table:table-cell table:style-name="Tableau1.A2" office:value-type="string">
            <text:p text:style-name="P13">26</text:p>
          </table:table-cell>
          <table:table-cell table:style-name="Tableau1.F2" office:value-type="string">
            <text:p text:style-name="P13">14</text:p>
          </table:table-cell>
        </table:table-row>
      </table:table>
      <text:p text:style-name="P7"><text:span text:style-name="T4">4</text:span><text:span text:style-name="T1">)</text:span></text:p>
      <text:p text:style-name="P7"><text:span text:style-name="T1"><text:tab/>a) La requete affiche toutes les entrees de la table personne.</text:span></text:p>
      <text:p text:style-name="P7"><text:span text:style-name="T1"><text:tab/></text:span><text:span text:style-name="T6">b) i) La requete affiche les noms de chaqhe entree dans la table personne.</text:span></text:p>
      <text:p text:style-name="P7"><text:span text:style-name="T6">ii) La requete affiche les noms qui comencent par M de la table personne.</text:span></text:p>
      <text:p text:style-name="P8"><text:span text:style-name="T1">iii) La requete affiche tous les couples possibles des entrees (personne, station_meteo)</text:span></text:p>
      <text:p text:style-name="P9"><text:span text:style-name="T1">iv) La requete garde dans le produit cartesien des deux tables les lignes ou le champ de idStation de la table personne correspond au champ idStation de la table Station_meteo. Les deux colonnes idStation sont donc identiques.</text:span></text:p>
      <text:p text:style-name="P9"><text:span text:style-name="T7">6</text:span><text:span text:style-name="T1">)</text:span></text:p>
      <text:p text:style-name="P9"><text:span text:style-name="T1"><text:tab/></text:span><text:span text:style-name="T7">a) SELECT * FROM station_meteo</text:span></text:p>
      <text:p text:style-name="P9"><text:span text:style-name="T7"><text:tab/>b) SELECT nom, altitude FROM station_meteo</text:span></text:p>
      <text:p text:style-name="P9"><text:span text:style-name="T7"><text:tab/>c) SELECT nom FROM station_meteo ORDER BY altitude DESC</text:span></text:p>
      <text:p text:style-name="P9"><text:span text:style-name="T7"><text:tab/>d) SELECT MAX(altitude), MIN(altitude) FROM station_meteo</text:span></text:p>
      <text:p text:style-name="P9"><text:span text:style-name="T7"><text:tab/>e) SELECT AVG(altitude) FROM station_meteo </text:span></text:p>
      <text:p text:style-name="P10"><text:span text:style-name="T1">7)</text:span></text:p>
      <text:p text:style-name="P10"><text:span text:style-name="T1"><text:tab/>a) SELECT prenom, nom FROM personne ORDER BY prenom, nom</text:span></text:p>
      <text:p text:style-name="P10"><text:span text:style-name="T1"><text:tab/>b) SELECT nom, idStation FROM personne WHERE idStation &lt;= 4</text:span></text:p>
      <text:p text:style-name="P10"><text:span text:style-name="T1"><text:tab/>c) Le nom et le prenom sont affiches dans la meme colonne au lieu de 2 comme dans la 7)a)</text:span></text:p>
      <text:p text:style-name="P10"><text:span text:style-name="T1">d) La requete affiche l’initiale du prenom au lieu du prenom et plus du nom dans deux colonnes differentes</text:span></text:p>
      <text:p text:style-name="P10"><text:span text:style-name="T1">8)</text:span></text:p>
      <text:p text:style-name="P10"><text:span text:style-name="T1"><text:tab/>a) SELECT nom FROM commune WHERE numDept=41</text:span></text:p>
      <text:p text:style-name="P10"><text:span text:style-name="T1"><text:tab/>b) SELECT COUNT(*) FROM commune WHERE codePostal LIKE '411%'</text:span></text:p>
      <text:p text:style-name="P10"><text:span text:style-name="T1"><text:tab/>c) SELECT nom FROM commune WHERE numDept=41 OR numDept=37</text:span></text:p>
      <text:p text:style-name="P10"><text:span text:style-name="T1">9)</text:span></text:p>
      <text:p text:style-name="P10"><text:span text:style-name="T1"><text:tab/>a) La requete renvoie les lignes des departements dont les noms commencent par Ar et finissent par e.</text:span></text:p>
      <text:p text:style-name="P10"><text:span text:style-name="T1"><text:tab/></text:span><text:span text:style-name="T8">b) SELECT nom FROM departement WHERE numDept BETWEEN 50 AND 60</text:span></text:p>
      <text:p text:style-name="P11"><text:span text:style-name="T1">10)</text:span></text:p>
      <text:p text:style-name="P11"><text:span text:style-name="T1"><text:tab/>a) SELECT AVG(precipJour) FROM releve</text:span></text:p>
      <text:p text:style-name="P11"><text:soft-page-break/><text:span text:style-name="T1"><text:tab/>b) SELECT idReleve, ventMax, ventDir, Observations FROM releve WHERE ventMax&gt;50 AND (ventDir='S' OR ventDir='E')</text:span></text:p>
      <text:p text:style-name="P11"><text:span text:style-name="T1"><text:tab/>c) SELECT COUNT(*) from releve WHERE idPersonne=3</text:span></text:p>
      <text:p text:style-name="P11"><text:span text:style-name="T1">11)</text:span></text:p>
      <text:p text:style-name="P11"><text:span text:style-name="T1"><text:tab/>a) SELECT MAX(Tmax) from releve WHERE YEAR(dateRel)=2000 AND MONTH(dateRel)=8</text:span></text:p>
      <text:p text:style-name="P11"><text:span text:style-name="T1"><text:tab/>b) SELECT MAX(VentMax) from releve WHERE YEAR(dateRel)=1999</text:span></text:p>
      <text:p text:style-name="P11"><text:span text:style-name="T1"><text:tab/>c) SELECT DISTINCT YEAR(dateRel) from releve</text:span></text:p>
      <text:p text:style-name="P11"><text:span text:style-name="T1"><text:tab/>d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3:49:43.269936465</meta:creation-date>
    <meta:generator>LibreOffice/7.4.7.2$Linux_X86_64 LibreOffice_project/40$Build-2</meta:generator>
    <dc:date>2024-10-24T15:28:53.083878941</dc:date>
    <meta:editing-duration>PT1H39M7S</meta:editing-duration>
    <meta:editing-cycles>10</meta:editing-cycles>
    <meta:document-statistic meta:table-count="1" meta:image-count="0" meta:object-count="0" meta:page-count="2" meta:paragraph-count="55" meta:word-count="429" meta:character-count="2603" meta:non-whitespace-character-count="2199"/>
  </office:meta>
</office:document-meta>
</file>